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6231d"/>
    </style:style>
    <style:style style:name="P2" style:family="paragraph" style:parent-style-name="Standard" style:list-style-name="L1">
      <style:paragraph-properties fo:text-align="justify" style:justify-single-word="false"/>
      <style:text-properties officeooo:paragraph-rsid="0006231d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06231d" officeooo:paragraph-rsid="0006231d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6231d" officeooo:paragraph-rsid="000bc59b"/>
    </style:style>
    <style:style style:name="P5" style:family="paragraph" style:parent-style-name="Standard">
      <style:paragraph-properties fo:text-align="justify" style:justify-single-word="false"/>
      <style:text-properties officeooo:rsid="0006231d" officeooo:paragraph-rsid="0006231d"/>
    </style:style>
    <style:style style:name="P6" style:family="paragraph" style:parent-style-name="Standard" style:list-style-name="L2">
      <style:paragraph-properties fo:text-align="justify" style:justify-single-word="false"/>
      <style:text-properties officeooo:rsid="0006231d" officeooo:paragraph-rsid="0006231d"/>
    </style:style>
    <style:style style:name="P7" style:family="paragraph" style:parent-style-name="Standard">
      <style:paragraph-properties fo:text-align="center" style:justify-single-word="false"/>
      <style:text-properties fo:font-weight="bold" officeooo:paragraph-rsid="0006231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6231d" officeooo:paragraph-rsid="0006231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6231d" officeooo:paragraph-rsid="0006231d" style:font-weight-asian="bold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officeooo:rsid="00063675" officeooo:paragraph-rsid="00063675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08bf71" officeooo:paragraph-rsid="0008bf71"/>
    </style:style>
    <style:style style:name="T1" style:family="text">
      <style:text-properties fo:color="#333333"/>
    </style:style>
    <style:style style:name="T2" style:family="text">
      <style:text-properties fo:color="#333333" officeooo:rsid="0006231d"/>
    </style:style>
    <style:style style:name="T3" style:family="text">
      <style:text-properties fo:color="#333333" officeooo:rsid="00063675"/>
    </style:style>
    <style:style style:name="T4" style:family="text">
      <style:text-properties fo:color="#333333" officeooo:rsid="0007e3c8"/>
    </style:style>
    <style:style style:name="T5" style:family="text">
      <style:text-properties fo:color="#333333" officeooo:rsid="0008bf71"/>
    </style:style>
    <style:style style:name="T6" style:family="text">
      <style:text-properties fo:color="#333333" officeooo:rsid="000a56e4"/>
    </style:style>
    <style:style style:name="T7" style:family="text">
      <style:text-properties fo:color="#333333" officeooo:rsid="000b026a"/>
    </style:style>
    <style:style style:name="T8" style:family="text">
      <style:text-properties fo:color="#333333" officeooo:rsid="000bc59b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Mis Libros v1</text:span></text:p>
      <text:p text:style-name="P9"><text:span text:style-name="T1">Autor: Alfredo Mariño</text:span></text:p>
      <text:p text:style-name="P9"><text:span text:style-name="T1">Fecha de inicio: 19-01-2019</text:span></text:p>
      <text:p text:style-name="P9"><text:span text:style-name="T1">Fecha fin esperada: </text:span></text:p>
      <text:p text:style-name="P1"><text:span text:style-name="T1"/></text:p>
      <text:p text:style-name="P5"><text:span text:style-name="T1">Se propone realizar una API Rest con las siguientes especificaciones:</text:span></text:p>
      <text:p text:style-name="P5"><text:span text:style-name="T1"/></text:p>
      <text:list xml:id="list2296329304" text:style-name="L1">
        <text:list-item>
          <text:p text:style-name="P2"><text:span text:style-name="T1">Listar los libros que he </text:span><text:span text:style-name="T2">leído</text:span><text:span text:style-name="T1"> </text:span></text:p>
        </text:list-item>
        <text:list-item>
          <text:p text:style-name="P3"><text:span text:style-name="T1">Agregar, actualizar, ver(detalle) y eliminar libros</text:span></text:p>
          <text:list>
            <text:list-item>
              <text:p text:style-name="P10"><text:span text:style-name="T1">Datos de los libros:</text:span></text:p>
              <text:list>
                <text:list-item>
                  <text:p text:style-name="P10"><text:span text:style-name="T1">titulo, subtitulo, fecha de publicación, imagen, autor, <text:s/></text:span><text:span text:style-name="T5">genero, <text:s/></text:span><text:span text:style-name="T8">sinopsis</text:span></text:p>
                </text:list-item>
                <text:list-item>
                  <text:p text:style-name="P11"><text:span text:style-name="T5">f</text:span><text:span text:style-name="T1">echa en que fue leído (desde – hasta), en donde empezó a leerlo, donde lo termino, </text:span><text:span text:style-name="T7">puntuación, nota (observación)</text:span></text:p>
                </text:list-item>
              </text:list>
            </text:list-item>
          </text:list>
        </text:list-item>
        <text:list-item>
          <text:p text:style-name="P3"><text:span text:style-name="T1">Login de usuario</text:span></text:p>
        </text:list-item>
        <text:list-item>
          <text:p text:style-name="P3"><text:span text:style-name="T1">Tener mi perfil</text:span></text:p>
          <text:list>
            <text:list-item>
              <text:p text:style-name="P4"><text:span text:style-name="T1">nombre, apellido, ciudad,</text:span><text:span text:style-name="T6">descripción sobre mi,</text:span><text:span text:style-name="T1"> </text:span><text:span text:style-name="T3">país</text:span><text:span text:style-name="T1">…</text:span></text:p>
            </text:list-item>
            <text:list-item>
              <text:p text:style-name="P11"><text:span text:style-name="T1">foto perfil</text:span></text:p>
            </text:list-item>
            <text:list-item>
              <text:p text:style-name="P3"><text:span text:style-name="T1">Info-lector</text:span></text:p>
              <text:list>
                <text:list-item>
                  <text:p text:style-name="P3"><text:span text:style-name="T1">cantidad de libros leídos…</text:span></text:p>
                </text:list-item>
                <text:list-item>
                  <text:p text:style-name="P3"><text:span text:style-name="T1">En cuanto tiempo (promedio) (opcional)</text:span></text:p>
                </text:list-item>
              </text:list>
            </text:list-item>
          </text:list>
        </text:list-item>
        <text:list-item>
          <text:p text:style-name="P3"><text:span text:style-name="T1">Categorizar los libros que he leído (genero, autor, año)</text:span></text:p>
        </text:list-item>
      </text:list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8"><text:span text:style-name="T1">Mis libros v2</text:span></text:p>
      <text:p text:style-name="P8"><text:span text:style-name="T1"/></text:p>
      <text:list xml:id="list1528673685" text:style-name="L2">
        <text:list-item>
          <text:p text:style-name="P6"><text:span text:style-name="T1">Lista de deseos de libros</text:span></text:p>
        </text:list-item>
        <text:list-item>
          <text:p text:style-name="P6"><text:span text:style-name="T1">Intercambio o venta de libros con otros usuarios</text:span></text:p>
          <text:p text:style-name="P6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4:59:03.734924564</meta:creation-date>
    <dc:date>2019-01-19T16:51:03.679817859</dc:date>
    <meta:editing-duration>PT41M39S</meta:editing-duration>
    <meta:editing-cycles>6</meta:editing-cycles>
    <meta:generator>LibreOffice/6.1.3.2$Linux_X86_64 LibreOffice_project/10$Build-2</meta:generator>
    <meta:document-statistic meta:table-count="0" meta:image-count="0" meta:object-count="0" meta:page-count="1" meta:paragraph-count="22" meta:word-count="131" meta:character-count="767" meta:non-whitespace-character-count="668"/>
  </office:meta>
</office:document-meta>
</file>